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7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8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19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5"/>
      <text:p text:style-name="P15">Si no s'indica una altra cosa, el format d'enntrega de tasques és en document PDF.</text:p>
      <text:p text:style-name="P3"/>
      <text:p text:style-name="P10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1186894588187175368" text:style-name="L1">
        <text:list-item>
          <text:p text:style-name="P21">Nom </text:p>
        </text:list-item>
        <text:list-item>
          <text:p text:style-name="P21">Sistema operatiu del PC utilitzat a casa</text:p>
        </text:list-item>
      </text:list>
      <text:p text:style-name="P16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1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7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2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8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3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19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14"/>
      <text:p text:style-name="P20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9"/>
      <text:p text:style-name="P9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9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25"/>
      <text:p text:style-name="P25">Tasca <text:span text:style-name="T11">6</text:span>:</text:p>
      <text:p text:style-name="P23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apunts/unitat_3_serie_paralelo/tasca_6.pdf"><text:span text:style-name="T11">exercicis</text:span></text:a>.</text:p>
      <text:p text:style-name="P24"/>
      <text:p text:style-name="P24"/>
      <text:p text:style-name="P24">Entregar en format pdf.<text:line-break/><text:line-break/>Indicar el nom en el full amb la tarea.</text:p>
      <text:p text:style-name="P24"/>
      <text:p text:style-name="P23">El termini d'entrega és di<text:span text:style-name="T6">lluns</text:span> <text:span text:style-name="T11">21</text:span>/<text:span text:style-name="T5">10</text:span>/2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5T08:58:03.735395204</dc:date>
    <meta:editing-duration>PT5M20S</meta:editing-duration>
    <meta:editing-cycles>17</meta:editing-cycles>
    <meta:document-statistic meta:table-count="0" meta:image-count="0" meta:object-count="0" meta:page-count="2" meta:paragraph-count="25" meta:word-count="275" meta:character-count="1705" meta:non-whitespace-character-count="1449"/>
  </office:meta>
</office:document-meta>
</file>